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fo:language="ru" fo:country="RU" style:font-name-asian="Times New Roman2" style:font-name-complex="Times New Roman2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-asian="Times New Roman2" style:font-name-complex="Times New Roman2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6cm" svg:height="0.93cm" draw:z-index="0"><draw:image xlink:href="../../odt/images/0053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349cm" draw:z-index="1"><draw:image xlink:href="../../odt/images/0053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85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3">Свойства</text:span><text:span text:style-name="T4">:</text:span></text:p>
            <text:list xml:id="list9117445188568812723" text:style-name="L1">
              <text:list-item>
                <text:p text:style-name="P8"><text:span text:style-name="T13">Амплитуда – коэффициент</text:span><text:span text:style-name="T13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3">.</text:span></text:p>
              </text:list-item>
              <text:list-item>
                <text:p text:style-name="P8"><text:span text:style-name="T13">Частота – коэффициент</text:span><text:span text:style-name="T13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3">.</text:span></text:p>
              </text:list-item>
              <text:list-item>
                <text:p text:style-name="P8"><text:span text:style-name="T4">Фаза</text:span><text:span text:style-name="T13"> – коэффициент</text:span><text:span text:style-name="T13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3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11">Примечани</text:span><text:span text:style-name="T2">я</text:span>:</text:p>
            <text:list xml:id="list7015007948455267097" text:style-name="L2">
              <text:list-item>
                <text:p text:style-name="P9">По умолчанию данный блок реализует гиперболическое тангенциальное<text:span text:style-name="T1"> </text:span>преобразование входного <text:span text:style-name="T12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14">Именованные свойства </text:span><text:span text:style-name="T8">могут быть заданы </text:span><text:span text:style-name="T14">как </text:span><text:span text:style-name="T17">локальные</text:span><text:span text:style-name="T14"> переменные модели (или субмодели) во вкладке </text:span><text:span text:style-name="T17">Параметры,</text:span><text:span text:style-name="T14"> как </text:span><text:span text:style-name="T17">глобальные</text:span><text:span text:style-name="T14"> сигналы проекта при помощи пункта главного меню </text:span><text:span text:style-name="T6">Сервис</text:span><text:span text:style-name="T14"> </text:span><text:span text:style-name="T15">→</text:span><text:span text:style-name="T16"> </text:span><text:span text:style-name="T18">Сигналы,</text:span><text:span text:style-name="T14"> </text:span><text:span text:style-name="T8">или как </text:span><text:span text:style-name="T6">внешние</text:span><text:span text:style-name="T8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тангенс</dc:title>
    <dc:date>2014-12-01T11:05:36.08</dc:date>
    <meta:generator>OpenOffice/4.1.1$Win32 OpenOffice.org_project/411m6$Build-9775</meta:generator>
    <meta:editing-duration>PT2H31M34S</meta:editing-duration>
    <meta:editing-cycles>146</meta:editing-cycles>
    <meta:document-statistic meta:table-count="1" meta:image-count="2" meta:object-count="7" meta:page-count="1" meta:paragraph-count="18" meta:word-count="117" meta:character-count="80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